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3200" officeooo:paragraph-rsid="000c3200"/>
    </style:style>
    <style:style style:name="T1" style:family="text">
      <style:text-properties officeooo:rsid="000d93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nterricht“</text:span></text:p>
      <text:p text:style-name="P1"/>
      <text:p text:style-name="P1">Das generelle Bild vor meinen Augen sind Erinnerungen aus der Schulzeit. Ein Klassenzimmer. Ein Lehrer steht vorne an der Tafel und erklärt mit dem Zeigestock, während die Kinder nach vorne schauen und mitschreiben.</text:p>
      <text:p text:style-name="P1">Weiterhin denke ich an Gruppenarbeiten, Präsentationen und Aufgaben, die während des Unterrichts (zum Teil in Stillarbeit) bearbeitet werden, während der Lehrer umherläuft und auf Fragen eingeht. Und ich denke an den guten alten Tageslichtprojektor, mithilfe dessen der Lehrer und Schüler gemeinsam arbeiten, wobei Schüler sich entweder melden und vom Lehrer aufgerufen werden oder der Lehrer einzelne Schüler ohne Meldung aufruf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2T03:58:27.408000000</meta:creation-date>
    <dc:date>2023-06-02T04:03:51.771000000</dc:date>
    <meta:editing-duration>PT5M25S</meta:editing-duration>
    <meta:editing-cycles>2</meta:editing-cycles>
    <meta:generator>LibreOffice/7.5.3.2$Windows_X86_64 LibreOffice_project/9f56dff12ba03b9acd7730a5a481eea045e468f3</meta:generator>
    <meta:document-statistic meta:table-count="0" meta:image-count="0" meta:object-count="0" meta:page-count="1" meta:paragraph-count="3" meta:word-count="94" meta:character-count="658" meta:non-whitespace-character-count="567"/>
  </office:meta>
</office:document-meta>
</file>